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8cd"/>
    </style:style>
    <style:style style:name="P2" style:family="paragraph" style:parent-style-name="Standard">
      <style:text-properties officeooo:rsid="001f08cd" officeooo:paragraph-rsid="001f08cd"/>
    </style:style>
  </office:automatic-styles>
  <office:body>
    <office:text>
      <text:tracked-changes>
        <text:changed-region xml:id="ct1525542894576" text:id="ct1525542894576">
          <text:deletion>
            <office:change-info>
              <dc:creator>Unknown Author</dc:creator>
              <dc:date>2025-07-24T20:10:59</dc:date>
            </office:change-info>
            <text:p text:style-name="P2">tracked text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 text</text:p>
      <text:p text:style-name="P2"><text:change text:change-id="ct152554289457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20:08:52.341249000</meta:creation-date>
    <dc:date>2025-07-24T20:11:01.787344100</dc:date>
    <meta:editing-duration>PT50S</meta:editing-duration>
    <meta:editing-cycles>2</meta:editing-cycles>
    <meta:generator>LibreOfficeDev/26.2.0.0.alpha0$Windows_X86_64 LibreOffice_project/978a5a08a87837031638b046e1d4cf019e58bb93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